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4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6];[.G86])-[.J2]" office:value-type="float" office:value="44700" calcext:value-type="float">
            <text:p>447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138000" calcext:value-type="float">
            <text:p>1380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2000" calcext:value-type="float">
            <text:p>2000</text:p>
          </table:table-cell>
          <table:table-cell table:formula="of:=SUM([.K34];[.K35];[.K36])" office:value-type="float" office:value="78000" calcext:value-type="float">
            <text:p>78000</text:p>
          </table:table-cell>
          <table:table-cell/>
          <table:table-cell table:formula="of:=[.K28]-[.N4]" office:value-type="float" office:value="-1600" calcext:value-type="float">
            <text:p>-16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/>
          <table:table-cell office:value-type="float" office:value="15000" calcext:value-type="float">
            <text:p>15000</text:p>
          </table:table-cell>
          <table:table-cell table:formula="of:=[.L5]-[.L4]" office:value-type="float" office:value="33300" calcext:value-type="float">
            <text:p>333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3550" calcext:value-type="float">
            <text:p>-35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250" calcext:value-type="float">
            <text:p>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/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/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/>
          <table:table-cell table:number-columns-repeated="4"/>
        </table:table-row>
        <table:table-row table:style-name="ro12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050" calcext:value-type="float">
            <text:p>10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/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/>
          <table:table-cell table:number-columns-repeated="4"/>
        </table:table-row>
        <table:table-row table:style-name="ro12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7:.C28];[.E28])" office:value-type="float" office:value="846.363636363636" calcext:value-type="float">
            <text:p>846.3636363636</text:p>
          </table:table-cell>
          <table:table-cell office:value-type="string" calcext:value-type="string">
            <text:p>Edga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20"/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/>
          <table:table-cell table:number-columns-repeated="4"/>
        </table:table-row>
        <table:table-row table:style-name="ro12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/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5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/>
          <table:table-cell table:style-name="ce21"/>
          <table:table-cell table:number-columns-repeated="3"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/>
          <table:table-cell table:style-name="ce15" table:formula="of:=SUM([.K3:.K26])" office:value-type="float" office:value="136400" calcext:value-type="float">
            <text:p>136400</text:p>
          </table:table-cell>
          <table:table-cell table:number-columns-repeated="3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table:number-columns-repeated="5"/>
          <table:table-cell table:style-name="ce15" table:formula="of:=SUM([.B29:.F29])" office:value-type="float" office:value="0" calcext:value-type="float">
            <text:p>0</text:p>
          </table:table-cell>
          <table:table-cell table:style-name="ce15" table:formula="of:=SUM([.H4:.H28])" office:value-type="float" office:value="42033.3333333333" calcext:value-type="float">
            <text:p>42033.3333333333</text:p>
          </table:table-cell>
          <table:table-cell table:style-name="ce29" office:value-type="float" office:value="13100" calcext:value-type="float">
            <text:p>13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4];[.C54];[.E54];[.F54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4:.E54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E54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54:.F54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Zori</text:p>
          </table:table-cell>
          <table:table-cell table:number-columns-repeated="5"/>
        </table:table-row>
        <table:table-row table:style-name="ro12">
          <table:table-cell/>
          <table:table-cell table:formula="of:=[.B29]/23" office:value-type="float" office:value="0" calcext:value-type="float">
            <text:p>0</text:p>
          </table:table-cell>
          <table:table-cell table:formula="of:=[.C29]/24" office:value-type="float" office:value="0" calcext:value-type="float">
            <text:p>0</text:p>
          </table:table-cell>
          <table:table-cell table:formula="of:=[.D29]/22" office:value-type="float" office:value="0" calcext:value-type="float">
            <text:p>0</text:p>
          </table:table-cell>
          <table:table-cell table:formula="of:=[.E29]/24" office:value-type="float" office:value="0" calcext:value-type="float">
            <text:p>0</text:p>
          </table:table-cell>
          <table:table-cell table:formula="of:=[.F29]/22" office:value-type="float" office:value="0" calcext:value-type="float">
            <text:p>0</text:p>
          </table:table-cell>
          <table:table-cell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4]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];[.C83];[.E83];[.F83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3:.F8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C83:.F83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C83];[.F83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83];[.D83];[.F83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];[.C83];[.E83];[.F83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83];[.E83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2">
          <table:table-cell/>
          <table:table-cell table:formula="of:=[.B56]/23" office:value-type="float" office:value="0" calcext:value-type="float">
            <text:p>0</text:p>
          </table:table-cell>
          <table:table-cell table:formula="of:=[.C56]/26" office:value-type="float" office:value="0" calcext:value-type="float">
            <text:p>0</text:p>
          </table:table-cell>
          <table:table-cell table:formula="of:=[.D56]/22" office:value-type="float" office:value="0" calcext:value-type="float">
            <text:p>0</text:p>
          </table:table-cell>
          <table:table-cell table:formula="of:=[.E56]/24" office:value-type="float" office:value="0" calcext:value-type="float">
            <text:p>0</text:p>
          </table:table-cell>
          <table:table-cell table:formula="of:=[.F56]/25" office:value-type="float" office:value="0" calcext:value-type="float">
            <text:p>0</text:p>
          </table:table-cell>
          <table:table-cell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15" table:formula="of:=SUM([.H57:.H83]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111:.F111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1];[.E111];[.F111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111:.F111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D111:.F111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];[.C111];[.E111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C111];[.E111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111:.F111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2">
          <table:table-cell/>
          <table:table-cell table:formula="of:=[.B86]/25" office:value-type="float" office:value="0" calcext:value-type="float">
            <text:p>0</text:p>
          </table:table-cell>
          <table:table-cell table:formula="of:=[.C86]/24" office:value-type="float" office:value="0" calcext:value-type="float">
            <text:p>0</text:p>
          </table:table-cell>
          <table:table-cell table:formula="of:=[.D86]/23" office:value-type="float" office:value="0" calcext:value-type="float">
            <text:p>0</text:p>
          </table:table-cell>
          <table:table-cell table:formula="of:=[.E86]/25" office:value-type="float" office:value="0" calcext:value-type="float">
            <text:p>0</text:p>
          </table:table-cell>
          <table:table-cell table:formula="of:=[.F86]/17" office:value-type="float" office:value="0" calcext:value-type="float">
            <text:p>0</text:p>
          </table:table-cell>
          <table:table-cell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5"/>
        </table:table-row>
        <table:table-row table:style-name="ro12">
          <table:table-cell table:number-columns-repeated="8"/>
          <table:table-cell table:style-name="Default"/>
          <table:table-cell table:number-columns-repeated="5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7:.H112]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14:13:10.522827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09T14:14:37.514482315</dc:date>
    <meta:editing-duration>P9DT21H54M16S</meta:editing-duration>
    <meta:editing-cycles>3056</meta:editing-cycles>
    <meta:generator>LibreOffice/4.2.8.2$Linux_X86_64 LibreOffice_project/420m0$Build-2</meta:generator>
    <meta:document-statistic meta:table-count="18" meta:cell-count="8366" meta:object-count="0"/>
  </office:meta>
</office:document-meta>
</file>